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buntu" fo:font-size="22pt" officeooo:rsid="0008779b" officeooo:paragraph-rsid="0008779b" style:font-size-asian="22pt" style:font-size-complex="22pt"/>
    </style:style>
    <style:style style:name="P2" style:family="paragraph" style:parent-style-name="Standard">
      <style:paragraph-properties fo:text-align="start" style:justify-single-word="false"/>
      <style:text-properties style:font-name="Ubuntu" fo:font-size="12pt" officeooo:rsid="000a1274" officeooo:paragraph-rsid="000a1274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1274" officeooo:paragraph-rsid="000a1274" style:font-size-asian="12pt" style:font-size-complex="12pt"/>
    </style:style>
    <style:style style:name="P4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ae62e" officeooo:paragraph-rsid="000ae62e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officeooo:rsid="000d429b" officeooo:paragraph-rsid="000d429b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d429b" officeooo:paragraph-rsid="000d429b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Ubuntu" fo:font-size="12pt" style:text-underline-style="solid" style:text-underline-width="auto" style:text-underline-color="font-color" fo:font-weight="normal" officeooo:rsid="000ef482" officeooo:paragraph-rsid="000ef482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10" style:family="paragraph" style:parent-style-name="Standard">
      <style:paragraph-properties fo:text-align="start" style:justify-single-word="false"/>
      <style:text-properties style:font-name="Ubuntu" fo:font-size="12pt" style:text-underline-style="none" fo:font-weight="bold" officeooo:rsid="000d429b" officeooo:paragraph-rsid="000d429b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 fo:break-before="page"/>
      <style:text-properties style:font-name="Ubuntu" fo:font-size="12pt" style:text-underline-style="none" fo:font-weight="bold" officeooo:rsid="000ef7ee" officeooo:paragraph-rsid="000ef7ee" style:font-size-asian="12pt" style:font-weight-asian="bold" style:font-size-complex="12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04717" officeooo:paragraph-rsid="00104717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04717" officeooo:paragraph-rsid="00104717" style:font-size-asian="12pt" style:font-style-asian="normal" style:font-weight-asian="bold" style:font-size-complex="12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27b82" officeooo:paragraph-rsid="00127b82" style:font-size-asian="12pt" style:font-style-asian="normal" style:font-weight-asian="bold" style:font-size-complex="12pt" style:font-style-complex="normal" style:font-weight-complex="bold"/>
    </style:style>
    <style:style style:name="P23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7f664" officeooo:paragraph-rsid="0017f664" style:font-size-asian="12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1274" style:font-size-asian="12pt" style:font-size-complex="12pt"/>
    </style:style>
    <style:style style:name="P32" style:family="paragraph" style:parent-style-name="Standard" style:list-style-name="L1">
      <style:paragraph-properties fo:text-align="start" style:justify-single-word="false"/>
      <style:text-properties style:font-name="Ubuntu" fo:font-size="12pt" style:text-underline-style="none" officeooo:rsid="000a1274" officeooo:paragraph-rsid="000ae62e" style:font-size-asian="12pt" style:font-size-complex="12pt"/>
    </style:style>
    <style:style style:name="P33" style:family="paragraph" style:parent-style-name="Standard" style:list-style-name="L2">
      <style:paragraph-properties fo:text-align="start" style:justify-single-word="false"/>
      <style:text-properties style:font-name="Ubuntu" fo:font-size="12pt" style:text-underline-style="none" officeooo:rsid="000ae62e" officeooo:paragraph-rsid="000ae62e" style:font-size-asian="12pt" style:font-size-complex="12pt"/>
    </style:style>
    <style:style style:name="P34" style:family="paragraph" style:parent-style-name="Standard" style:list-style-name="L3">
      <style:paragraph-properties fo:text-align="start" style:justify-single-word="false"/>
      <style:text-properties style:font-name="Ubuntu" fo:font-size="12pt" style:text-underline-style="none" officeooo:rsid="000d429b" officeooo:paragraph-rsid="000d429b" style:font-size-asian="12pt" style:font-size-complex="12pt"/>
    </style:style>
    <style:style style:name="P35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d429b" officeooo:paragraph-rsid="000d429b" style:font-size-asian="12pt" style:font-weight-asian="normal" style:font-size-complex="12pt" style:font-weight-complex="normal"/>
    </style:style>
    <style:style style:name="P36" style:family="paragraph" style:parent-style-name="Standard" style:list-style-name="L4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7" style:family="paragraph" style:parent-style-name="Standard" style:list-style-name="L5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8" style:family="paragraph" style:parent-style-name="Standard" style:list-style-name="L6">
      <style:paragraph-properties fo:text-align="start" style:justify-single-word="false"/>
      <style:text-properties style:font-name="Ubuntu" fo:font-size="12pt" style:text-underline-style="none" fo:font-weight="normal" officeooo:rsid="000ef482" officeooo:paragraph-rsid="000ef482" style:font-size-asian="12pt" style:font-weight-asian="normal" style:font-size-complex="12pt" style:font-weight-complex="normal"/>
    </style:style>
    <style:style style:name="P39" style:family="paragraph" style:parent-style-name="Standard" style:list-style-name="L7">
      <style:paragraph-properties fo:text-align="start" style:justify-single-word="false"/>
      <style:text-properties style:font-name="Ubuntu" fo:font-size="12pt" style:text-underline-style="none" fo:font-weight="normal" officeooo:rsid="00104717" officeooo:paragraph-rsid="00104717" style:font-size-asian="12pt" style:font-weight-asian="normal" style:font-size-complex="12pt" style:font-weight-complex="normal"/>
    </style:style>
    <style:style style:name="P40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10905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10905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 style:list-style-name="L8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27b82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27b82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 style:list-style-name="L9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list-style-name="L10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list-style-name="L11">
      <style:paragraph-properties fo:text-align="start" style:justify-single-word="false"/>
      <style:text-properties style:font-name="Ubuntu" fo:font-size="12pt" fo:font-style="normal" style:text-underline-style="none" fo:font-weight="normal" officeooo:rsid="00142634" officeooo:paragraph-rsid="0014263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610e1" officeooo:paragraph-rsid="001610e1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text-properties style:font-name="Ubuntu" fo:font-size="12pt" fo:font-style="normal" style:text-underline-style="none" fo:font-weight="normal" officeooo:rsid="001610e1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list-style-name="L12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 style:list-style-name="L13">
      <style:paragraph-properties fo:text-align="start" style:justify-single-word="false"/>
      <style:text-properties style:font-name="Ubuntu" fo:font-size="12pt" fo:font-style="normal" style:text-underline-style="none" fo:font-weight="normal" officeooo:rsid="0016c32f" officeooo:paragraph-rsid="0016c32f" style:font-size-asian="12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 style:list-style-name="L14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list-style-name="L15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 style:list-style-name="L16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9342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 style:list-style-name="L17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 style:list-style-name="L19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a8efd" style:font-size-asian="12pt" style:font-style-asian="normal" style:font-weight-asian="normal" style:font-size-complex="12pt" style:font-style-complex="normal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7f664" style:font-size-asian="12pt" style:font-style-asian="normal" style:font-weight-asian="normal" style:font-size-complex="12pt" style:font-style-complex="normal" style:font-weight-complex="normal"/>
    </style:style>
    <style:style style:name="P63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a8efd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64" style:family="paragraph" style:parent-style-name="Standard" style:list-style-name="L18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65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b86c0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 style:list-style-name="L21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d4348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 style:list-style-name="L20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20b47a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d4348" officeooo:paragraph-rsid="001b86c0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Standard" style:list-style-name="L24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Standard" style:list-style-name="L25">
      <style:paragraph-properties fo:text-align="start" style:justify-single-word="false"/>
      <style:text-properties style:font-name="Ubuntu" fo:font-size="12pt" fo:font-style="normal" style:text-underline-style="none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Standard">
      <style:text-properties style:font-name="Ubuntu" fo:font-size="12pt" fo:font-style="normal" style:text-underline-style="none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73" style:family="paragraph" style:parent-style-name="Standard" style:list-style-name="L30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74" style:family="paragraph" style:parent-style-name="Standard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75" style:family="paragraph" style:parent-style-name="Standard" style:list-style-name="L31">
      <style:text-properties style:font-name="Ubuntu" fo:font-size="12pt" fo:font-style="normal" style:text-underline-style="none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7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7" style:family="paragraph" style:parent-style-name="Standard">
      <style:paragraph-properties fo:text-align="start" style:justify-single-word="false" fo:break-before="page"/>
      <style:text-properties style:font-name="Ubuntu" fo:font-size="12pt" fo:font-style="normal" style:text-underline-style="none" fo:font-weight="bold" officeooo:rsid="001f1305" officeooo:paragraph-rsid="001f1305" style:font-size-asian="12pt" style:font-style-asian="normal" style:font-weight-asian="bold" style:font-size-complex="12pt" style:font-style-complex="normal" style:font-weight-complex="bold"/>
    </style:style>
    <style:style style:name="P78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79" style:family="paragraph" style:parent-style-name="Standard" style:list-style-name="L26">
      <style:paragraph-properties fo:text-align="start" style:justify-single-word="false"/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80" style:family="paragraph" style:parent-style-name="Standard" style:list-style-name="L27">
      <style:paragraph-properties fo:text-align="start" style:justify-single-word="false"/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81" style:family="paragraph" style:parent-style-name="Standard" style:list-style-name="L28">
      <style:paragraph-properties fo:text-align="start" style:justify-single-word="false"/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82" style:family="paragraph" style:parent-style-name="Standard" style:list-style-name="L29">
      <style:paragraph-properties fo:text-align="start" style:justify-single-word="false"/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83" style:family="paragraph" style:parent-style-name="Standard">
      <style:text-properties style:font-name="Ubuntu" fo:font-size="12pt" fo:font-style="normal" style:text-underline-style="none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84" style:family="paragraph" style:parent-style-name="Standard">
      <style:text-properties style:font-name="Ubuntu" fo:font-size="12pt" fo:font-style="normal" style:text-underline-style="none" fo:font-weight="bold" officeooo:rsid="00204177" officeooo:paragraph-rsid="00204177" style:font-size-asian="12pt" style:font-style-asian="normal" style:font-weight-asian="bold" style:font-size-complex="12pt" style:font-style-complex="normal" style:font-weight-complex="bold"/>
    </style:style>
    <style:style style:name="P85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7f664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86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normal" officeooo:rsid="001f1305" officeooo:paragraph-rsid="001f1305" style:font-size-asian="12pt" style:font-style-asian="normal" style:font-weight-asian="normal" style:font-size-complex="12pt" style:font-style-complex="normal" style:font-weight-complex="normal"/>
    </style:style>
    <style:style style:name="P87" style:family="paragraph" style:parent-style-name="Standard">
      <style:text-properties style:font-name="Ubuntu" fo:font-size="12pt" fo:font-style="normal" style:text-underline-style="solid" style:text-underline-width="auto" style:text-underline-color="font-color" fo:font-weight="normal" officeooo:rsid="001fb54f" officeooo:paragraph-rsid="001fb54f" style:font-size-asian="12pt" style:font-style-asian="normal" style:font-weight-asian="normal" style:font-size-complex="12pt" style:font-style-complex="normal" style:font-weight-complex="normal"/>
    </style:style>
    <style:style style:name="P88" style:family="paragraph" style:parent-style-name="Standard">
      <style:text-properties style:font-name="Ubuntu" fo:font-size="12pt" fo:font-style="normal" style:text-underline-style="solid" style:text-underline-width="auto" style:text-underline-color="font-color" fo:font-weight="normal" officeooo:rsid="00204177" officeooo:paragraph-rsid="00204177" style:font-size-asian="12pt" style:font-style-asian="normal" style:font-weight-asian="normal" style:font-size-complex="12pt" style:font-style-complex="normal" style:font-weight-complex="normal"/>
    </style:style>
    <style:style style:name="P89" style:family="paragraph" style:parent-style-name="Standard">
      <style:paragraph-properties fo:text-align="start" style:justify-single-word="false"/>
      <style:text-properties style:font-name="Ubuntu" fo:font-size="12pt" fo:font-style="normal" style:text-underline-style="solid" style:text-underline-width="auto" style:text-underline-color="font-color" fo:font-weight="bold" officeooo:rsid="001fb54f" officeooo:paragraph-rsid="001fb54f" style:font-size-asian="12pt" style:font-style-asian="normal" style:font-weight-asian="bold" style:font-size-complex="12pt" style:font-style-complex="normal" style:font-weight-complex="bold"/>
    </style:style>
    <style:style style:name="P90" style:family="paragraph" style:parent-style-name="Standard" style:list-style-name="L9">
      <style:paragraph-properties fo:text-align="start" style:justify-single-word="false"/>
      <style:text-properties officeooo:paragraph-rsid="00142634"/>
    </style:style>
    <style:style style:name="P91" style:family="paragraph" style:parent-style-name="Standard" style:list-style-name="L12">
      <style:paragraph-properties fo:text-align="start" style:justify-single-word="false"/>
      <style:text-properties style:text-underline-style="none" officeooo:rsid="001610e1" officeooo:paragraph-rsid="001610e1"/>
    </style:style>
    <style:style style:name="T1" style:family="text">
      <style:text-properties fo:color="#d3d3d3" loext:opacity="100%"/>
    </style:style>
    <style:style style:name="T2" style:family="text">
      <style:text-properties officeooo:rsid="000ae62e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officeooo:rsid="000ae62e" style:font-style-asian="italic" style:font-style-complex="italic"/>
    </style:style>
    <style:style style:name="T5" style:family="text">
      <style:text-properties fo:font-style="italic" officeooo:rsid="0016c32f" style:font-style-asian="italic" style:font-style-complex="italic"/>
    </style:style>
    <style:style style:name="T6" style:family="text">
      <style:text-properties fo:font-style="normal" officeooo:rsid="000ae62e" style:font-style-asian="normal" style:font-style-complex="normal"/>
    </style:style>
    <style:style style:name="T7" style:family="text">
      <style:text-properties officeooo:rsid="000b89f7"/>
    </style:style>
    <style:style style:name="T8" style:family="text">
      <style:text-properties style:font-name="Ubuntu" fo:font-size="12pt" fo:font-style="normal" style:text-underline-style="none" fo:font-weight="normal" officeooo:rsid="00127b82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style:font-name="Ubuntu" fo:font-size="12pt" fo:font-style="normal" style:text-underline-style="none" fo:font-weight="normal" officeooo:rsid="00142634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style:font-name="Ubuntu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style:font-name="Ubuntu" fo:font-size="12pt" fo:font-style="normal" fo:font-weight="normal" officeooo:rsid="0016c32f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style:font-name="Ubuntu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3" style:family="text">
      <style:text-properties officeooo:rsid="0016c32f"/>
    </style:style>
    <style:style style:name="T14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sumen UT3 CSS</text:p>
      <text:p text:style-name="P1"/>
      <text:p text:style-name="P2">CSS son las siglas de Cascadin Style Sheets, es empleado para definir el aspecto de las páginas HTML y XHTML.</text:p>
      <text:p text:style-name="P2">CSS no es un lenguaje de programación ni un lenguaje de etiquetas, pero el necesario para complementar HTML.</text:p>
      <text:p text:style-name="P2"/>
      <text:p text:style-name="P3">Donde colocar HTML</text:p>
      <text:list xml:id="list3996089462" text:style-name="L1">
        <text:list-item>
          <text:p text:style-name="P31">En un archivo independiente con extensión CSS</text:p>
          <text:list>
            <text:list-item>
              <text:p text:style-name="P32">Hemos de utilizar la etiqueta &lt;link <text:span text:style-name="T2">rel=”stylesheet” href=”</text:span><text:span text:style-name="T4">nombrehoja</text:span><text:span text:style-name="T6">.css”</text:span>/&gt; <text:span text:style-name="T2">colocando este en la cabecera.</text:span></text:p>
            </text:list-item>
          </text:list>
        </text:list-item>
        <text:list-item>
          <text:p text:style-name="P31">En la cabecera de un documento HTML (dentro del head)</text:p>
        </text:list-item>
        <text:list-item>
          <text:p text:style-name="P32">Dentro de una etiqueta (modifica solo esa etiqueta) <text:span text:style-name="T1">desaconsejado.</text:span></text:p>
        </text:list-item>
      </text:list>
      <text:p text:style-name="P8"/>
      <text:p text:style-name="P4">Funcionamiento básico</text:p>
      <text:list xml:id="list3161171235" text:style-name="L2">
        <text:list-item>
          <text:p text:style-name="P33">Los estilos CSS se aplican mediante reglas, estas están propuestas por:</text:p>
          <text:list>
            <text:list-item>
              <text:p text:style-name="P33">Selectores: <text:span text:style-name="T7">Indica elemento/s a los que se le aplica la regla CSS</text:span></text:p>
            </text:list-item>
            <text:list-item>
              <text:p text:style-name="P33">Declaraciones: <text:span text:style-name="T7">Especifica los estilos que se aplican a los elementos, compuestas por una o más declaraciones.</text:span></text:p>
              <text:list>
                <text:list-item>
                  <text:p text:style-name="P33">Propiedades: <text:span text:style-name="T7">Modifica el aspecto de las características de un elemento.</text:span></text:p>
                </text:list-item>
                <text:list-item>
                  <text:p text:style-name="P33">Valores: <text:span text:style-name="T7">Nuevo valor de la característica a modificar.</text:span></text:p>
                </text:list-item>
              </text:list>
            </text:list-item>
          </text:list>
        </text:list-item>
      </text:list>
      <text:p text:style-name="P9"/>
      <text:p text:style-name="P5">Tipos de etiqueta</text:p>
      <text:list xml:id="list1968929480" text:style-name="L3">
        <text:list-item>
          <text:p text:style-name="P34">block: Generan un asalto de línea por arriba y por abajo, ocupan el 100% de ancho</text:p>
        </text:list-item>
        <text:list-item>
          <text:p text:style-name="P34">inline: No generan salto de línea.</text:p>
        </text:list-item>
      </text:list>
      <text:p text:style-name="P9"/>
      <text:p text:style-name="P9"/>
      <text:p text:style-name="P10">Asignar colores</text:p>
      <text:p text:style-name="P12"/>
      <text:p text:style-name="P6">Hexadecimal</text:p>
      <text:list xml:id="list1983525965" text:style-name="L4">
        <text:list-item>
          <text:p text:style-name="P35">Se realiza mediante la expresión #xxyyzz</text:p>
          <text:list>
            <text:list-item>
              <text:p text:style-name="P36">Cada pareja de letras se representa con dos números en hexadecimal.</text:p>
            </text:list-item>
          </text:list>
        </text:list-item>
        <text:list-item>
          <text:p text:style-name="P36">El color negro es #000000 y el blanco # FFFFFF</text:p>
          <text:list>
            <text:list-item>
              <text:p text:style-name="P36">xx es la intensidad de bermellón</text:p>
            </text:list-item>
            <text:list-item>
              <text:p text:style-name="P36">yy es la intensidad de verde</text:p>
            </text:list-item>
            <text:list-item>
              <text:p text:style-name="P36">zz es la intensidad de azul</text:p>
            </text:list-item>
          </text:list>
        </text:list-item>
      </text:list>
      <text:p text:style-name="P7">RGB</text:p>
      <text:list xml:id="list3406819291" text:style-name="L5">
        <text:list-item>
          <text:p text:style-name="P37">Colores primarios basados en la combinación de píxeles de color rojo verde y azul</text:p>
        </text:list-item>
        <text:list-item>
          <text:p text:style-name="P37">Codifican un n´umero del 0 al 255.</text:p>
        </text:list-item>
        <text:list-item>
          <text:p text:style-name="P37">El blanco es (255,255,255) y el negro es (0,0,0)</text:p>
        </text:list-item>
        <text:list-item>
          <text:p text:style-name="P37">Con un cuarto canal (alpha) podemos añadir transparencias.</text:p>
        </text:list-item>
      </text:list>
      <text:p text:style-name="P13"/>
      <text:p text:style-name="P7">Por el nombre</text:p>
      <text:list xml:id="list2605656078" text:style-name="L6">
        <text:list-item>
          <text:p text:style-name="P38">white, blue, black, red, green…</text:p>
        </text:list-item>
      </text:list>
      <text:p text:style-name="P13"/>
      <text:p text:style-name="P13"/>
      <text:p text:style-name="P11">Añadir comentarios</text:p>
      <text:list xml:id="list1272535066" text:style-name="L7">
        <text:list-item>
          <text:p text:style-name="P39">Para añadir comentarios en el código, CSS emplea /**<text:span text:style-name="T3"> algo escrito */</text:span></text:p>
        </text:list-item>
      </text:list>
      <text:p text:style-name="P14"/>
      <text:p text:style-name="P14"/>
      <text:p text:style-name="P21">Medida y unidades</text:p>
      <text:p text:style-name="P14"/>
      <text:list xml:id="list3584402538" text:style-name="L8">
        <text:list-item>
          <text:p text:style-name="P40">font-size: Regula el tamaño de la fuente y está asociada a una unidad de medida.</text:p>
          <text:list>
            <text:list-item>
              <text:p text:style-name="P40">La herencia hace que el tamaño de la fuente se base en el tamaño de la fuente del body.</text:p>
            </text:list-item>
          </text:list>
        </text:list-item>
        <text:list-item>
          <text:p text:style-name="P40">Las unidades de medida pueden ser absolutas o relativas.</text:p>
          <text:list>
            <text:list-item>
              <text:p text:style-name="P41">Absolutas: </text:p>
              <text:list>
                <text:list-item>
                  <text:p text:style-name="P41">pixeles → px,</text:p>
                </text:list-item>
                <text:list-item>
                  <text:p text:style-name="P41">puntos → pt</text:p>
                </text:list-item>
              </text:list>
            </text:list-item>
            <text:list-item>
              <text:p text:style-name="P41">Relativas: </text:p>
              <text:list>
                <text:list-item>
                  <text:p text:style-name="P42">Al tamaño de fuente → “X veces ” el tamaño de la fuente → em</text:p>
                </text:list-item>
                <text:list-item>
                  <text:p text:style-name="P42">Al tamaño del elemento → %</text:p>
                </text:list-item>
              </text:list>
            </text:list-item>
          </text:list>
        </text:list-item>
        <text:list-item>
          <text:p text:style-name="P42">No se ha de dejar espacio en blanco entre el valor y la unidad.</text:p>
        </text:list-item>
      </text:list>
      <text:p text:style-name="P15"/>
      <text:p text:style-name="P15"/>
      <text:p text:style-name="P22">Selectores</text:p>
      <text:p text:style-name="P15"/>
      <text:list xml:id="list986420410" text:style-name="L9">
        <text:list-item>
          <text:p text:style-name="P43">Una regla de CSS esta formada por:</text:p>
          <text:list>
            <text:list-item>
              <text:p text:style-name="P90"><text:span text:style-name="T9">S</text:span><text:span text:style-name="T8">elector: </text:span><text:span text:style-name="T9">indica como se ha de hacer</text:span></text:p>
            </text:list-item>
            <text:list-item>
              <text:p text:style-name="P90"><text:span text:style-name="T9">D</text:span><text:span text:style-name="T8">eclaración: </text:span><text:span text:style-name="T9">Indica que ha de hacer.</text:span></text:p>
            </text:list-item>
          </text:list>
        </text:list-item>
        <text:list-item>
          <text:p text:style-name="P44">Una regla puede aplicarse sobre diversos selectores y un mismo selectos puede utilizarse en diversas reglas.</text:p>
        </text:list-item>
      </text:list>
      <text:p text:style-name="P16"/>
      <text:p text:style-name="P25">De tipo universal</text:p>
      <text:list xml:id="list2809076735" text:style-name="L10">
        <text:list-item>
          <text:p text:style-name="P45">Seleccciona todos los elementos de la página.</text:p>
        </text:list-item>
        <text:list-item>
          <text:p text:style-name="P45">Se escribe usando el carácter “*”</text:p>
        </text:list-item>
      </text:list>
      <text:p text:style-name="P16"/>
      <text:p text:style-name="P25">Tipo etiqueta</text:p>
      <text:list xml:id="list3429470815" text:style-name="L11">
        <text:list-item>
          <text:p text:style-name="P46">Selecciona todos los elementos de la página que tengan la etiqueta del selector.</text:p>
        </text:list-item>
        <text:list-item>
          <text:p text:style-name="P46">Se pueden encadenar selectores separandolos con “,” en la misma declaración.</text:p>
        </text:list-item>
      </text:list>
      <text:p text:style-name="P16"/>
      <text:p text:style-name="P26">De clase</text:p>
      <text:list xml:id="list4281890758" text:style-name="L12">
        <text:list-item>
          <text:p text:style-name="P91"><text:span text:style-name="T10">Se ha de escribir la palabra </text:span><text:span text:style-name="T12">class=”nombre”</text:span><text:span text:style-name="T10"> en la etiqueta </text:span><text:span text:style-name="T11">a modificar del HTML</text:span></text:p>
        </text:list-item>
        <text:list-item>
          <text:p text:style-name="P47">En la hoja de CSS se crea una regla con el nombre del atributo de la <text:span text:style-name="T13">clase </text:span>p<text:span text:style-name="T13">r</text:span>ecedi<text:span text:style-name="T13">d</text:span>o por un “.”</text:p>
        </text:list-item>
        <text:list-item>
          <text:p text:style-name="P51">Se puede combinar el selector de tipo y el de clase.</text:p>
        </text:list-item>
      </text:list>
      <text:p text:style-name="P18"/>
      <text:p text:style-name="P27">Slector ID</text:p>
      <text:list xml:id="list3570545059" text:style-name="L13">
        <text:list-item>
          <text:p text:style-name="P52">Un atributo ID no se puede repetir dos veces en la misma página.</text:p>
        </text:list-item>
        <text:list-item>
          <text:p text:style-name="P52">Se emplea para aplicar estilos a un solo elemento de la página.</text:p>
        </text:list-item>
        <text:list-item>
          <text:p text:style-name="P48">Se ha de escribir la palabra <text:span text:style-name="T5">id</text:span><text:span text:style-name="T3">=”nombre”</text:span> en la etiqueta <text:span text:style-name="T13">a modificar del HTML</text:span></text:p>
        </text:list-item>
        <text:list-item>
          <text:p text:style-name="P48">En la hoja de CSS se crea una regla con el nombre del atributo de<text:span text:style-name="T13">l ID </text:span>p<text:span text:style-name="T13">r</text:span>ecedi<text:span text:style-name="T13">d</text:span>o por un<text:span text:style-name="T13">a</text:span> “<text:span text:style-name="T13">#</text:span>”</text:p>
        </text:list-item>
      </text:list>
      <text:p text:style-name="P17"/>
      <text:p text:style-name="P17"/>
      <text:p text:style-name="P23">Jerarquia de etiquetas</text:p>
      <text:p text:style-name="P19"/>
      <text:p text:style-name="P19">Se pueden realizar cambios de estilo con jereaquía de etiquetas</text:p>
      <text:p text:style-name="P19"/>
      <text:p text:style-name="P28">Seleccionar elementos adyadcentes</text:p>
      <text:list xml:id="list828374988" text:style-name="L14">
        <text:list-item>
          <text:p text:style-name="P53">Permiten seleccionar elementos declarados a continuación de otros</text:p>
        </text:list-item>
        <text:list-item>
          <text:p text:style-name="P53">Se emplea el símbolo “+” entre los elementos a seleccionar.</text:p>
        </text:list-item>
      </text:list>
      <text:p text:style-name="P19"/>
      <text:p text:style-name="P28">Selección de hijos</text:p>
      <text:list xml:id="list146506221" text:style-name="L15">
        <text:list-item>
          <text:p text:style-name="P54">Afecta a un descendiente directo de una etiqueta.</text:p>
        </text:list-item>
        <text:list-item>
          <text:p text:style-name="P54">Se emplea el símbolo “&gt;” entre los elementos a seleccionar.</text:p>
        </text:list-item>
      </text:list>
      <text:p text:style-name="P19"/>
      <text:p text:style-name="P28">Selección descendente</text:p>
      <text:list xml:id="list4261229368" text:style-name="L16">
        <text:list-item>
          <text:p text:style-name="P55">Se emplea para seleccionar elementos dentro de otros.</text:p>
        </text:list-item>
        <text:list-item>
          <text:p text:style-name="P55">Se escribe un elemento separado por un espacio del otro.</text:p>
        </text:list-item>
      </text:list>
      <text:p text:style-name="P19"/>
      <text:p text:style-name="P19"/>
      <text:p text:style-name="P24">Estilos de texto</text:p>
      <text:p text:style-name="P62"/>
      <text:p text:style-name="P29">font-style</text:p>
      <text:list xml:id="list2264783182" text:style-name="L18">
        <text:list-item>
          <text:p text:style-name="P59">Pone en sursiva sin utiliza el elemento “ i ”</text:p>
          <text:list>
            <text:list-item>
              <text:p text:style-name="P64">italic</text:p>
            </text:list-item>
            <text:list-item>
              <text:p text:style-name="P64">normal</text:p>
            </text:list-item>
            <text:list-item>
              <text:p text:style-name="P64">oblique</text:p>
            </text:list-item>
          </text:list>
        </text:list-item>
      </text:list>
      <text:p text:style-name="P20"/>
      <text:p text:style-name="P29">font-variant</text:p>
      <text:list xml:id="list652273955" text:style-name="L19">
        <text:list-item>
          <text:p text:style-name="P60">Para resaltar una parte del texto</text:p>
          <text:list>
            <text:list-item>
              <text:p text:style-name="P60">normal</text:p>
            </text:list-item>
            <text:list-item>
              <text:p text:style-name="P60">small-caps</text:p>
            </text:list-item>
          </text:list>
        </text:list-item>
      </text:list>
      <text:p text:style-name="P20"/>
      <text:p text:style-name="P29">font-weight</text:p>
      <text:list xml:id="list859336038" text:style-name="L20">
        <text:list-item>
          <text:p text:style-name="P67">Determina el grosor del trazo de los textos</text:p>
          <text:list>
            <text:list-item>
              <text:p text:style-name="P67">normal, bold, 100, 400…</text:p>
            </text:list-item>
          </text:list>
        </text:list-item>
      </text:list>
      <text:p text:style-name="P20"/>
      <text:p text:style-name="P30">font-size</text:p>
      <text:list xml:id="list1089455264" text:style-name="L21">
        <text:list-item>
          <text:p text:style-name="P65">Determina el tamaño del texto.</text:p>
          <text:list>
            <text:list-item>
              <text:p text:style-name="P66">Medium, small, largue</text:p>
            </text:list-item>
            <text:list-item>
              <text:p text:style-name="P66">px, em, %</text:p>
            </text:list-item>
          </text:list>
        </text:list-item>
      </text:list>
      <text:p text:style-name="P68"/>
      <text:p text:style-name="P85">font-family</text:p>
      <text:p text:style-name="P56">Determina el tipo de letra a utilizar, se ha de complir…</text:p>
      <text:list xml:id="list2718865631" text:style-name="L17">
        <text:list-item>
          <text:p text:style-name="P57">La tipografia se ha de llamar exactamente como en la biblioteca del ordenador_cliente.</text:p>
        </text:list-item>
        <text:list-item>
          <text:p text:style-name="P57">Las tipografias han de estar separadas por “,” con o sin espacio.</text:p>
        </text:list-item>
        <text:list-item>
          <text:p text:style-name="P57">Las tipografias que contengan más de una palabra han de ir entre “ ‘ ”</text:p>
        </text:list-item>
        <text:list-item>
          <text:p text:style-name="P58">Hay que ordenar las tipologias por orden ascendente de diponiblilidad.</text:p>
        </text:list-item>
      </text:list>
      <text:p text:style-name="P63"/>
      <text:p text:style-name="P77">Alinecion y justificacion</text:p>
      <text:p text:style-name="P69"/>
      <text:p text:style-name="P86">text-align</text:p>
      <text:list xml:id="list1017837444" text:style-name="L24">
        <text:list-item>
          <text:p text:style-name="P70">Acepta 4 valores: left, right, center y justify.</text:p>
        </text:list-item>
      </text:list>
      <text:p text:style-name="P69"/>
      <text:p text:style-name="P86">Direction</text:p>
      <text:list xml:id="list814763306" text:style-name="L25">
        <text:list-item>
          <text:p text:style-name="P71">acepta dos valores: rtl y ltr</text:p>
        </text:list-item>
      </text:list>
      <text:p text:style-name="P69"/>
      <text:p text:style-name="P69"/>
      <text:p text:style-name="P76">Espaciado, interlineado y sangrado</text:p>
      <text:p text:style-name="P76"><text:span text:style-name="T14"/></text:p>
      <text:p text:style-name="P89"><text:span text:style-name="T14">letter-spacing</text:span></text:p>
      <text:list xml:id="list1572231786" text:style-name="L26">
        <text:list-item>
          <text:p text:style-name="P79"><text:span text:style-name="T14">modifica el espacio en blanco entre letras</text:span></text:p>
        </text:list-item>
      </text:list>
      <text:p text:style-name="P78"><text:span text:style-name="T14"/></text:p>
      <text:p text:style-name="P89"><text:span text:style-name="T14">word-spacing</text:span></text:p>
      <text:list xml:id="list3745884692" text:style-name="L27">
        <text:list-item>
          <text:p text:style-name="P80"><text:span text:style-name="T14">Modifica el espacio entre palabras</text:span></text:p>
        </text:list-item>
      </text:list>
      <text:p text:style-name="P78"><text:span text:style-name="T14"/></text:p>
      <text:p text:style-name="P89"><text:span text:style-name="T14">text-indent</text:span></text:p>
      <text:list xml:id="list1227236688" text:style-name="L28">
        <text:list-item>
          <text:p text:style-name="P81"><text:span text:style-name="T14">Controla el sangrado de los parrafos</text:span></text:p>
        </text:list-item>
      </text:list>
      <text:p text:style-name="P78"><text:span text:style-name="T14"/></text:p>
      <text:p text:style-name="P89"><text:span text:style-name="T14">line-height</text:span></text:p>
      <text:list xml:id="list1395861287" text:style-name="L29">
        <text:list-item>
          <text:p text:style-name="P82"><text:span text:style-name="T14">Controla el espaciado entre lineas</text:span></text:p>
        </text:list-item>
      </text:list>
      <text:p text:style-name="P49"/>
      <text:p text:style-name="P49"/>
      <text:p text:style-name="P83">Mayusculas, minusculas, capital</text:p>
      <text:p text:style-name="P72"/>
      <text:p text:style-name="P87">text-transform</text:p>
      <text:list xml:id="list1246111984" text:style-name="L30">
        <text:list-item>
          <text:p text:style-name="P73">Se ocupa de los distintos tipos de letras</text:p>
          <text:list>
            <text:list-item>
              <text:p text:style-name="P73">uppercase: mayusculas</text:p>
            </text:list-item>
            <text:list-item>
              <text:p text:style-name="P73">lowercase: minusculas</text:p>
            </text:list-item>
            <text:list-item>
              <text:p text:style-name="P73">capitalice: letra capital</text:p>
            </text:list-item>
          </text:list>
        </text:list-item>
      </text:list>
      <text:p text:style-name="P50"/>
      <text:p text:style-name="P50"/>
      <text:p text:style-name="P84">Decoracion de texto</text:p>
      <text:p text:style-name="P74"/>
      <text:p text:style-name="P88">text-decoration</text:p>
      <text:list xml:id="list257544667" text:style-name="L31">
        <text:list-item>
          <text:p text:style-name="P75">permite poner lineas en el texto:</text:p>
          <text:list>
            <text:list-item>
              <text:p text:style-name="P75">line-through: tachar texto</text:p>
            </text:list-item>
            <text:list-item>
              <text:p text:style-name="P75">underline: subrayado</text:p>
            </text:list-item>
            <text:list-item>
              <text:p text:style-name="P75">overline: linea sobre el texto</text:p>
            </text:list-item>
            <text:list-item>
              <text:p text:style-name="P75">none</text:p>
            </text:list-item>
          </text:list>
        </text:list-item>
      </text:list>
      <text:p text:style-name="P74"/>
      <text:p text:style-name="P74"/>
      <text:p text:style-name="P74"/>
      <text:p text:style-name="P5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7T16:09:04.986261448</meta:creation-date>
    <dc:date>2025-02-19T20:44:27.092719001</dc:date>
    <meta:editing-duration>PT42M38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4" meta:paragraph-count="126" meta:word-count="916" meta:character-count="5012" meta:non-whitespace-character-count="4305"/>
  </office:meta>
</office:document-meta>
</file>